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8000001C304D1B93AF50F4B84.png" manifest:media-type="image/png"/>
  <manifest:file-entry manifest:full-path="Pictures/10000001000001E8000001C3A8D08EA5E3E494B8.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Standard">
      <style:text-properties officeooo:rsid="001c39aa" officeooo:paragraph-rsid="0036fb2c"/>
    </style:style>
    <style:style style:name="P48" style:family="paragraph" style:parent-style-name="Standard">
      <style:text-properties officeooo:paragraph-rsid="0036fb2c"/>
    </style:style>
    <style:style style:name="P49" style:family="paragraph" style:parent-style-name="Text_20_body">
      <style:text-properties officeooo:paragraph-rsid="003a954f"/>
    </style:style>
    <style:style style:name="P5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2"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text-properties officeooo:paragraph-rsid="003b45b1"/>
    </style:style>
    <style:style style:name="P55" style:family="paragraph" style:parent-style-name="Text_20_body">
      <style:text-properties officeooo:paragraph-rsid="0042116f"/>
    </style:style>
    <style:style style:name="P56" style:family="paragraph" style:parent-style-name="Heading_20_1">
      <style:text-properties officeooo:rsid="001d885a" officeooo:paragraph-rsid="001d885a"/>
    </style:style>
    <style:style style:name="P57" style:family="paragraph" style:parent-style-name="Heading_20_1">
      <style:paragraph-properties fo:break-before="page"/>
      <style:text-properties officeooo:rsid="002fab06" officeooo:paragraph-rsid="002fab06"/>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3a954f" officeooo:paragraph-rsid="003a954f"/>
    </style:style>
    <style:style style:name="P60" style:family="paragraph" style:parent-style-name="Heading_20_1">
      <style:paragraph-properties fo:break-before="page"/>
      <style:text-properties officeooo:rsid="003b45b1" officeooo:paragraph-rsid="003b45b1"/>
    </style:style>
    <style:style style:name="P61" style:family="paragraph" style:parent-style-name="Heading_20_1">
      <style:paragraph-properties fo:break-before="page"/>
      <style:text-properties officeooo:rsid="0046ac35" officeooo:paragraph-rsid="0046ac35"/>
    </style:style>
    <style:style style:name="P62" style:family="paragraph" style:parent-style-name="Heading_20_2">
      <style:text-properties officeooo:rsid="001e65ea" officeooo:paragraph-rsid="001e65ea"/>
    </style:style>
    <style:style style:name="P63" style:family="paragraph" style:parent-style-name="Heading_20_2">
      <style:paragraph-properties fo:break-before="page"/>
      <style:text-properties officeooo:rsid="0025dd2f" officeooo:paragraph-rsid="0025dd2f"/>
    </style:style>
    <style:style style:name="P64" style:family="paragraph" style:parent-style-name="Heading_20_2">
      <style:paragraph-properties fo:break-before="page"/>
      <style:text-properties officeooo:rsid="00288941" officeooo:paragraph-rsid="00288941"/>
    </style:style>
    <style:style style:name="P65" style:family="paragraph" style:parent-style-name="Standard" style:list-style-name="L3">
      <style:text-properties officeooo:rsid="002de917" officeooo:paragraph-rsid="002de917"/>
    </style:style>
    <style:style style:name="P66" style:family="paragraph" style:parent-style-name="Standard" style:list-style-name="L3">
      <style:text-properties style:use-window-font-color="true" loext:opacity="0%" officeooo:rsid="002de917" officeooo:paragraph-rsid="002de917"/>
    </style:style>
    <style:style style:name="P67" style:family="paragraph" style:parent-style-name="Standard">
      <style:text-properties officeooo:paragraph-rsid="0046ac35"/>
    </style:style>
    <style:style style:name="P68"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9" style:family="paragraph" style:parent-style-name="Text_20_body" style:list-style-name="L1">
      <style:text-properties officeooo:paragraph-rsid="001d885a"/>
    </style:style>
    <style:style style:name="P70" style:family="paragraph" style:parent-style-name="Text_20_body" style:list-style-name="L1">
      <style:text-properties officeooo:rsid="001d885a" officeooo:paragraph-rsid="001d885a"/>
    </style:style>
    <style:style style:name="P71" style:family="paragraph" style:parent-style-name="Text_20_body" style:list-style-name="L1">
      <style:text-properties officeooo:rsid="001d885a" officeooo:paragraph-rsid="001e65ea"/>
    </style:style>
    <style:style style:name="P72" style:family="paragraph" style:parent-style-name="Text_20_body" style:list-style-name="L1">
      <style:text-properties officeooo:rsid="001e65ea" officeooo:paragraph-rsid="001e65ea"/>
    </style:style>
    <style:style style:name="P73" style:family="paragraph" style:parent-style-name="Text_20_body" style:list-style-name="L1">
      <style:text-properties officeooo:rsid="0022312f" officeooo:paragraph-rsid="0022312f"/>
    </style:style>
    <style:style style:name="P74" style:family="paragraph" style:parent-style-name="Text_20_body" style:list-style-name="L1">
      <style:text-properties officeooo:rsid="00220878" officeooo:paragraph-rsid="00220878"/>
    </style:style>
    <style:style style:name="P75" style:family="paragraph" style:parent-style-name="Text_20_body" style:list-style-name="L1">
      <style:text-properties officeooo:rsid="0023ed55" officeooo:paragraph-rsid="0023ed55"/>
    </style:style>
    <style:style style:name="P76" style:family="paragraph" style:parent-style-name="Text_20_body" style:list-style-name="L2">
      <style:text-properties officeooo:rsid="00288941" officeooo:paragraph-rsid="00288941"/>
    </style:style>
    <style:style style:name="P77" style:family="paragraph" style:parent-style-name="Text_20_body" style:list-style-name="L3">
      <style:text-properties officeooo:rsid="002de917" officeooo:paragraph-rsid="002de917"/>
    </style:style>
    <style:style style:name="P78" style:family="paragraph" style:parent-style-name="Text_20_body" style:list-style-name="L3">
      <style:text-properties style:use-window-font-color="true" loext:opacity="0%" officeooo:paragraph-rsid="002de917"/>
    </style:style>
    <style:style style:name="P79" style:family="paragraph" style:parent-style-name="Text_20_body" style:list-style-name="L4">
      <style:text-properties officeooo:rsid="002fab06" officeooo:paragraph-rsid="002fab06"/>
    </style:style>
    <style:style style:name="P80" style:family="paragraph" style:parent-style-name="Text_20_body">
      <style:text-properties officeooo:paragraph-rsid="0042116f"/>
    </style:style>
    <style:style style:name="P81" style:family="paragraph" style:parent-style-name="Text_20_body">
      <style:text-properties officeooo:rsid="0046ac35" officeooo:paragraph-rsid="0046ac35"/>
    </style:style>
    <style:style style:name="P82" style:family="paragraph" style:parent-style-name="Text_20_body">
      <style:text-properties officeooo:paragraph-rsid="0046ac35"/>
    </style:style>
    <style:style style:name="P83" style:family="paragraph">
      <style:paragraph-properties style:text-autospace="none"/>
      <style:text-properties style:font-name="F" fo:font-size="12pt"/>
    </style:style>
    <style:style style:name="P84" style:family="paragraph">
      <loext:graphic-properties draw:fill="solid" draw:fill-color="#666666"/>
      <style:paragraph-properties style:text-autospace="none"/>
      <style:text-properties style:font-name="F" fo:font-size="12pt"/>
    </style:style>
    <style:style style:name="P85" style:family="paragraph">
      <style:paragraph-properties style:text-autospace="none"/>
    </style:style>
    <style:style style:name="P86" style:family="paragraph">
      <loext:graphic-properties draw:fill="solid" draw:fill-color="#729fcf"/>
      <style:paragraph-properties style:text-autospace="none" style:writing-mode="lr-tb"/>
      <style:text-properties fo:font-size="12pt"/>
    </style:style>
    <style:style style:name="P87" style:family="paragraph">
      <loext:graphic-properties draw:fill="solid" draw:fill-color="#729fcf"/>
      <style:paragraph-properties style:writing-mode="lr-tb"/>
    </style:style>
    <style:style style:name="P88" style:family="paragraph">
      <loext:graphic-properties draw:fill="none" draw:fill-color="#ffffff"/>
      <style:paragraph-properties style:writing-mode="lr-tb"/>
    </style:style>
    <style:style style:name="P89" style:family="paragraph">
      <loext:graphic-properties draw:fill="none" draw:fill-color="#ffffff"/>
      <style:paragraph-properties style:text-autospace="none" style:writing-mode="lr-tb"/>
      <style:text-properties fo:font-size="12pt"/>
    </style:style>
    <style:style style:name="P90" style:family="paragraph">
      <loext:graphic-properties draw:fill="solid" draw:fill-color="#dddddd"/>
      <style:paragraph-properties style:text-autospace="none" style:writing-mode="lr-tb"/>
      <style:text-properties fo:font-size="12pt"/>
    </style:style>
    <style:style style:name="P91" style:family="paragraph">
      <loext:graphic-properties draw:fill="solid" draw:fill-color="#dddddd"/>
      <style:paragraph-properties style:text-autospace="none" style:writing-mode="lr-tb"/>
      <style:text-properties fo:color="#000000" loext:opacity="100%" fo:font-size="12pt"/>
    </style:style>
    <style:style style:name="P92"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fo:color="#cc7832" loext:opacity="100%" style:font-name="JetBrains Mono1" fo:font-size="10pt" style:font-name-asian="JetBrains Mono1" style:font-size-asian="10pt" style:font-name-complex="JetBrains Mono1" style:font-size-complex="10pt"/>
    </style:style>
    <style:style style:name="T44" style:family="text">
      <style:text-properties fo:color="#a9b7c6" loext:opacity="100%" style:font-name="JetBrains Mono1" fo:font-size="10pt" style:font-name-asian="JetBrains Mono1" style:font-size-asian="10pt" style:font-name-complex="JetBrains Mono1" style:font-size-complex="10pt"/>
    </style:style>
    <style:style style:name="T45" style:family="text">
      <style:text-properties fo:color="#6a8759" loext:opacity="100%" style:font-name="JetBrains Mono1" fo:font-size="10pt" style:font-name-asian="JetBrains Mono1" style:font-size-asian="10pt" style:font-name-complex="JetBrains Mono1" style:font-size-complex="10pt"/>
    </style:style>
    <style:style style:name="T46" style:family="text">
      <style:text-properties fo:color="#bbb529" loext:opacity="100%" style:font-name="JetBrains Mono1" fo:font-size="10pt" style:font-name-asian="JetBrains Mono1" style:font-size-asian="10pt" style:font-name-complex="JetBrains Mono1" style:font-size-complex="10pt"/>
    </style:style>
    <style:style style:name="T47"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48" style:family="text">
      <style:text-properties fo:color="#9876aa" loext:opacity="100%" style:font-name="JetBrains Mono1" fo:font-size="10pt" style:font-name-asian="JetBrains Mono1" style:font-size-asian="10pt" style:font-name-complex="JetBrains Mono1" style:font-size-complex="10pt"/>
    </style:style>
    <style:style style:name="T49" style:family="text">
      <style:text-properties fo:color="#ffc66d" loext:opacity="100%" style:font-name="JetBrains Mono1" fo:font-size="10pt" style:font-name-asian="JetBrains Mono1" style:font-size-asian="10pt" style:font-name-complex="JetBrains Mono1" style:font-size-complex="10pt"/>
    </style:style>
    <style:style style:name="T50" style:family="text">
      <style:text-properties fo:color="#808080" loext:opacity="100%" style:font-name="JetBrains Mono1" fo:font-size="10pt" style:font-name-asian="JetBrains Mono1" style:font-size-asian="10pt" style:font-name-complex="JetBrains Mono1" style:font-size-complex="10pt"/>
    </style:style>
    <style:style style:name="T51" style:family="text">
      <style:text-properties fo:color="#00000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Section 7 Web Development with Spring MVC</text:h>
      <text:p text:style-name="P2"/>
      <text:h text:style-name="P62"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9" draw:text-style-name="P92"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551582724" text:style-name="L1">
        <text:list-item>
          <text:p text:style-name="P70">I created a Maven project using <text:a xlink:type="simple" xlink:href="https://start.spring.io/" text:style-name="Internet_20_link" text:visited-style-name="Visited_20_Internet_20_Link">https://start.spring.io/</text:a></text:p>
          <text:list>
            <text:list-item>
              <text:p text:style-name="P70">java -. maven – 2.7.8 - </text:p>
            </text:list-item>
            <text:list-item>
              <text:p text:style-name="P70">&lt;groupId&gt;guru.springframework&lt;/groupId&gt;</text:p>
            </text:list-item>
            <text:list-item>
              <text:p text:style-name="P70">&lt;artifactId&gt;recipe&lt;/artifactId&gt;</text:p>
            </text:list-item>
            <text:list-item>
              <text:p text:style-name="P70"><text:tab/>&lt;name&gt;recipe&lt;/name&gt;</text:p>
            </text:list-item>
            <text:list-item>
              <text:p text:style-name="P70"><text:tab/>&lt;description&gt;A Spring Boot Recipe Project&lt;/description&gt;</text:p>
            </text:list-item>
          </text:list>
        </text:list-item>
      </text:list>
      <text:p text:style-name="P1"/>
      <text:p text:style-name="P1"><draw:frame draw:style-name="fr5"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12408482509809" text:continue-numbering="true" text:style-name="L1">
        <text:list-item>
          <text:p text:style-name="P71">Named my project folder same as artifactId – recipe</text:p>
        </text:list-item>
        <text:list-item>
          <text:p text:style-name="P72">extracted contents to the project’s current location.</text:p>
        </text:list-item>
        <text:list-item>
          <text:p text:style-name="P69"><text:span text:style-name="T2">made it a git </text:span><text:span text:style-name="T1">reposotory,a README.md,</text:span><text:span text:style-name="T2">created a master branch and an .gitignore file</text:span></text:p>
          <text:list>
            <text:list-header>
              <text:p text:style-name="P70">&gt; git init</text:p>
              <text:p text:style-name="P70">&gt;git switch -c master</text:p>
            </text:list-header>
            <text:list-item>
              <text:p text:style-name="P73">&gt; add and commit changes</text:p>
            </text:list-item>
            <text:list-item>
              <text:p text:style-name="P73">&gt; git add .</text:p>
            </text:list-item>
            <text:list-item>
              <text:p text:style-name="P73">&gt; git commit -m “add recipe project”</text:p>
            </text:list-item>
          </text:list>
        </text:list-item>
        <text:list-item>
          <text:p text:style-name="P72">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12407159884053" text:continue-numbering="true" text:style-name="L1">
        <text:list-item>
          <text:p text:style-name="P72">Pushed my local master branch to gitub.</text:p>
          <text:list>
            <text:list-header>
              <text:p text:style-name="P74">&gt; git push origin master</text:p>
            </text:list-header>
          </text:list>
        </text:list-item>
        <text:list-item>
          <text:p text:style-name="P75">open project in IDE (IntelliJ) and commit changes to this file</text:p>
        </text:list-item>
      </text:list>
      <text:p text:style-name="P4"/>
      <text:h text:style-name="P63"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8" draw:text-style-name="P92"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64" text:outline-level="2">Lesson 101 Create Index Page</text:h>
      <text:p text:style-name="P28"/>
      <text:list xml:id="list236477930" text:style-name="L2">
        <text:list-item>
          <text:p text:style-name="P76">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16" draw:text-style-name="P90" svg:width="14.394cm" svg:height="8.633cm" svg:x="0cm" svg:y="0cm"><draw:text-box><text:p text:style-name="P85"><text:span text:style-name="T51">package guru.springframework.controllers;</text:span><text:span text:style-name="T51"><text:line-break/></text:span><text:span text:style-name="T51"><text:line-break/></text:span><text:span text:style-name="T51">import org.springframework.stereotype.Controller;</text:span><text:span text:style-name="T51"><text:line-break/></text:span><text:span text:style-name="T51">import org.springframework.web.bind.annotation.RequestMapping;</text:span><text:span text:style-name="T51"><text:line-break/></text:span><text:span text:style-name="T51"><text:line-break/></text:span><text:span text:style-name="T51">/*</text:span><text:span text:style-name="T51"><text:line-break/></text:span><text:span text:style-name="T51"> <text:s text:c="3"/>Tells Spring that this is a Bean</text:span><text:span text:style-name="T51"><text:line-break/></text:span><text:span text:style-name="T51"> */</text:span><text:span text:style-name="T51"><text:line-break/></text:span><text:span text:style-name="T51">@Controller</text:span><text:span text:style-name="T51"><text:line-break/></text:span><text:span text:style-name="T51">public class IndexController {</text:span><text:span text:style-name="T51"><text:line-break/></text:span><text:span text:style-name="T51"><text:line-break/></text:span><text:span text:style-name="T51"> <text:s text:c="3"/>/*</text:span><text:span text:style-name="T51"><text:line-break/></text:span><text:span text:style-name="T51"> <text:s text:c="7"/>@RequestMapping({"","/","/index"}) is the URL path to the </text:span><text:span text:style-name="T51">index.html page</text:span><text:span text:style-name="T51"><text:line-break/></text:span><text:span text:style-name="T51"> <text:s text:c="6"/>return "index" name must match the actual htm file name</text:span><text:span text:style-name="T51"><text:line-break/></text:span><text:span text:style-name="T51"> <text:s text:c="4"/>*/</text:span><text:span text:style-name="T51"><text:line-break/></text:span><text:span text:style-name="T51"> <text:s text:c="3"/>@RequestMapping({"","/","/index"})</text:span><text:span text:style-name="T51"><text:line-break/></text:span><text:span text:style-name="T51"> <text:s text:c="3"/>public String getIndexPage(){</text:span><text:span text:style-name="T51"><text:line-break/></text:span><text:span text:style-name="T51"> <text:s text:c="7"/>return "index";</text:span><text:span text:style-name="T51"><text:line-break/></text:span><text:span text:style-name="T51"> <text:s text:c="3"/>}</text:span><text:span text:style-name="T51"><text:line-break/></text:span><text:span text:style-name="T51">}</text:span><text:span text:style-name="T44"><text:line-break/></text:span><text:span text:style-name="T44"/></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12408124625678" text:continue-numbering="true" text:style-name="L2">
        <text:list-item>
          <text:p text:style-name="P76">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17" draw:text-style-name="P91" svg:width="10.133cm" svg:height="5.89cm" svg:x="0cm" svg:y="0cm"><draw:text-box><text:p text:style-name="P85"><text:span text:style-name="T51">&lt;!DOCTYPE html&gt;</text:span><text:span text:style-name="T51"><text:line-break/></text:span><text:span text:style-name="T51">&lt;html lang="en" xmlns:th="http://www.thymeleaf.org"&gt;</text:span><text:span text:style-name="T51"><text:line-break/></text:span><text:span text:style-name="T51">&lt;head&gt;</text:span><text:span text:style-name="T51"><text:line-break/></text:span><text:span text:style-name="T51"> <text:s text:c="3"/>&lt;meta charset="UTF-8"/&gt;</text:span><text:span text:style-name="T51"><text:line-break/></text:span><text:span text:style-name="T51"> <text:s text:c="3"/>&lt;title&gt;Recipe Home&lt;/title&gt;</text:span><text:span text:style-name="T51"><text:line-break/></text:span><text:span text:style-name="T51">&lt;/head&gt;</text:span><text:span text:style-name="T51"><text:line-break/></text:span><text:span text:style-name="T51">&lt;body&gt;</text:span><text:span text:style-name="T51"><text:line-break/></text:span><text:span text:style-name="T51">&lt;h1&gt;My Recipes!&lt;/h1&gt;</text:span><text:span text:style-name="T51"><text:line-break/></text:span><text:span text:style-name="T51">&lt;/body&gt;</text:span><text:span text:style-name="T51"><text:line-break/></text:span><text:span text:style-name="T51">&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3"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3"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15" draw:text-style-name="P87"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14" draw:text-style-name="P87"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13" draw:text-style-name="P87"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12" draw:text-style-name="P87"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1606496989" text:style-name="L3">
        <text:list-item>
          <text:p text:style-name="P77">see use of tags when craeting the entities on the object model</text:p>
          <text:list>
            <text:list-item>
              <text:p text:style-name="P77">@Entity – class is an entity</text:p>
            </text:list-item>
            <text:list-item>
              <text:p text:style-name="P77">@ID – primary key for the entity</text:p>
            </text:list-item>
            <text:list-item>
              <text:p text:style-name="P78"><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65">@OneToOne – a One to one relationship</text:p>
            </text:list-item>
            <text:list-item>
              <text:p text:style-name="P66"><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2"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57"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3880282678" text:style-name="L4">
        <text:list-item>
          <text:p text:style-name="P79">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11" draw:text-style-name="P87"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12407925655424" text:continue-numbering="true" text:style-name="L4">
        <text:list-item>
          <text:list>
            <text:list-item>
              <text:p text:style-name="P79">Engredient – Recipe (* - 1) many-to-one – só you will have a Recipy reference variable in the EntityObject</text:p>
            </text:list-item>
          </text:list>
        </text:list-item>
      </text:list>
      <text:p text:style-name="P33"/>
      <text:p text:style-name="P33"><draw:frame text:anchor-type="paragraph" draw:z-index="20" draw:name="Text Frame 2" draw:style-name="gr10" draw:text-style-name="P87"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11" draw:text-style-name="P87"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10" draw:text-style-name="P87"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58" text:outline-level="1">Lesson 133 + 134 Create one-to-one relationship</text:h>
      <text:p text:style-name="P48"><text:a xlink:type="simple" xlink:href="https://github.com/roloje777/spring5-recipe-app/tree/one-to-one-jpa-assign-review" text:style-name="Internet_20_link" text:visited-style-name="Visited_20_Internet_20_Link"><text:span text:style-name="T25">Branch here</text:span></text:a></text:p>
      <text:p text:style-name="P47"/>
      <text:p text:style-name="P47">Create Unit of Measure Entity</text:p>
      <text:p text:style-name="P47">• Create a unidirectional relationship from</text:p>
      <text:p text:style-name="P47">Ingredient to Unit of Measure</text:p>
      <text:p text:style-name="P47">• DO NOT cascade persistence events from</text:p>
      <text:p text:style-name="P40">Ingredient to Unit of Measure</text:p>
      <text:p text:style-name="P40"><text:s text:c="12"/></text:p>
      <text:p text:style-name="P40"><text:s text:c="46"/></text:p>
      <text:p text:style-name="P40"><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7" text:anchor-type="paragraph" svg:x="-0.295cm" svg:y="0.236cm" svg:width="13.328cm" draw:z-index="24"><draw:text-box fo:min-height="10.777cm"><text:p text:style-name="Drawing"><draw:frame text:anchor-type="paragraph" draw:z-index="25" draw:name="Text Frame 5" draw:style-name="gr9" draw:text-style-name="P89" svg:width="13.327cm" svg:height="10.776cm" svg:x="0cm" svg:y="0cm"><draw:text-box><text:p text:style-name="P85"><text:span text:style-name="T46">@Entity</text:span><text:span text:style-name="T46"><text:line-break/></text:span><text:span text:style-name="T43">public class </text:span><text:span text:style-name="T44">Ingredient {</text:span></text:p><text:p text:style-name="P85"><text:span text:style-name="T44">..</text:span></text:p><text:p text:style-name="P85"><text:span text:style-name="T44"><text:s text:c="3"/></text:span><text:span text:style-name="T50">/*</text:span><text:span text:style-name="T50"><text:line-break/></text:span><text:span text:style-name="T50"> <text:s/>FetchType is EAGER by default.</text:span><text:span text:style-name="T50"><text:line-break/></text:span><text:span text:style-name="T50"> <text:s/>This is just a way to show other developers the intent</text:span><text:span text:style-name="T50"><text:line-break/></text:span><text:span text:style-name="T50"> <text:s/>Tells Hibernate I want you to get it every time.</text:span><text:span text:style-name="T50"><text:line-break/></text:span><text:span text:style-name="T50">*/</text:span><text:span text:style-name="T50"><text:line-break/></text:span><text:span text:style-name="T50"> <text:s text:c="2"/></text:span><text:span text:style-name="T46">@OneToOne</text:span><text:span text:style-name="T44">(fetch=FetchType.</text:span><text:span text:style-name="T47">EAGER</text:span><text:span text:style-name="T44">)</text:span><text:span text:style-name="T44"><text:line-break/></text:span><text:span text:style-name="T44"> <text:s text:c="2"/></text:span><text:span text:style-name="T43">private </text:span><text:span text:style-name="T44">UnitOfMeasure </text:span><text:span text:style-name="T48">uom</text:span><text:span text:style-name="T43">;</text:span></text:p><text:p text:style-name="P85"><text:span text:style-name="T43"/></text:p><text:p text:style-name="P85"><text:span text:style-name="T43"/></text:p><text:p text:style-name="P85"><text:span text:style-name="T43">…</text:span></text:p><text:p text:style-name="P85"><text:span text:style-name="T43"/></text:p><text:p text:style-name="P85"><text:span text:style-name="T43">public </text:span><text:span text:style-name="T44">UnitOfMeasure </text:span><text:span text:style-name="T49">getUom</text:span><text:span text:style-name="T44">() {</text:span><text:span text:style-name="T44"><text:line-break/></text:span><text:span text:style-name="T44"> <text:s text:c="3"/></text:span><text:span text:style-name="T43">return </text:span><text:span text:style-name="T48">uom</text:span><text:span text:style-name="T43">;</text:span><text:span text:style-name="T43"><text:line-break/></text:span><text:span text:style-name="T44">}</text:span><text:span text:style-name="T44"><text:line-break/></text:span><text:span text:style-name="T44"><text:line-break/></text:span><text:span text:style-name="T43">public void </text:span><text:span text:style-name="T49">setUom</text:span><text:span text:style-name="T44">(UnitOfMeasure uom) {</text:span><text:span text:style-name="T44"><text:line-break/></text:span><text:span text:style-name="T44"> <text:s text:c="3"/></text:span><text:span text:style-name="T43">this</text:span><text:span text:style-name="T44">.</text:span><text:span text:style-name="T48">uom </text:span><text:span text:style-name="T44">= uom</text:span><text:span text:style-name="T43">;</text:span><text:span text:style-name="T43"><text:line-break/></text:span><text:span text:style-name="T44">}</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8" draw:text-style-name="P88" svg:width="16.232cm" svg:height="13.154cm" svg:x="0cm" svg:y="0cm"><draw:text-box><text:p text:style-name="P85"><text:span text:style-name="T43">package </text:span><text:span text:style-name="T44">guru.springframework.domain</text:span><text:span text:style-name="T43">;</text:span><text:span text:style-name="T43"><text:line-break/></text:span><text:span text:style-name="T43"><text:line-break/></text:span><text:span text:style-name="T43">import </text:span><text:span text:style-name="T44">javax.persistence.*</text:span><text:span text:style-name="T43">;</text:span><text:span text:style-name="T43"><text:line-break/></text:span><text:span text:style-name="T43"><text:line-break/></text:span><text:span text:style-name="T46">@Entity</text:span><text:span text:style-name="T46"><text:line-break/></text:span><text:span text:style-name="T43">public class </text:span><text:span text:style-name="T44">UnitOfMeasure {</text:span><text:span text:style-name="T44"><text:line-break/></text:span><text:span text:style-name="T44"><text:line-break/></text:span><text:span text:style-name="T44"> <text:s text:c="3"/></text:span><text:span text:style-name="T46">@Id</text:span><text:span text:style-name="T46"><text:line-break/></text:span><text:span text:style-name="T46"> <text:s text:c="3"/>@GeneratedValue</text:span><text:span text:style-name="T44">(strategy = GenerationType.</text:span><text:span text:style-name="T47">IDENTITY</text:span><text:span text:style-name="T44">)</text:span><text:span text:style-name="T44"><text:line-break/></text:span><text:span text:style-name="T44"> <text:s text:c="3"/></text:span><text:span text:style-name="T43">private </text:span><text:span text:style-name="T44">Long </text:span><text:span text:style-name="T48">id</text:span><text:span text:style-name="T43">;</text:span><text:span text:style-name="T43"><text:line-break/></text:span><text:span text:style-name="T43"> <text:s text:c="3"/>private </text:span><text:span text:style-name="T44">String </text:span><text:span text:style-name="T48">description</text:span><text:span text:style-name="T43">;</text:span><text:span text:style-name="T43"><text:line-break/></text:span><text:span text:style-name="T43"><text:line-break/></text:span><text:span text:style-name="T43"><text:line-break/></text:span><text:span text:style-name="T43"> <text:s text:c="3"/>public </text:span><text:span text:style-name="T44">Long </text:span><text:span text:style-name="T49">getId</text:span><text:span text:style-name="T44">() {</text:span><text:span text:style-name="T44"><text:line-break/></text:span><text:span text:style-name="T44"> <text:s text:c="7"/></text:span><text:span text:style-name="T43">return </text:span><text:span text:style-name="T48">id</text:span><text:span text:style-name="T43">;</text:span><text:span text:style-name="T43"><text:line-break/></text:span><text:span text:style-name="T43"> <text:s text:c="3"/></text:span><text:span text:style-name="T44">}</text:span><text:span text:style-name="T44"><text:line-break/></text:span><text:span text:style-name="T44"><text:line-break/></text:span><text:span text:style-name="T44"> <text:s text:c="3"/></text:span><text:span text:style-name="T43">public void </text:span><text:span text:style-name="T49">setId</text:span><text:span text:style-name="T44">(Long id) {</text:span><text:span text:style-name="T44"><text:line-break/></text:span><text:span text:style-name="T44"> <text:s text:c="7"/></text:span><text:span text:style-name="T43">this</text:span><text:span text:style-name="T44">.</text:span><text:span text:style-name="T48">id </text:span><text:span text:style-name="T44">= id</text:span><text:span text:style-name="T43">;</text:span><text:span text:style-name="T43"><text:line-break/></text:span><text:span text:style-name="T43"> <text:s text:c="3"/></text:span><text:span text:style-name="T44">}</text:span><text:span text:style-name="T44"><text:line-break/></text:span><text:span text:style-name="T44"><text:line-break/></text:span><text:span text:style-name="T44"> <text:s text:c="3"/></text:span><text:span text:style-name="T43">public </text:span><text:span text:style-name="T44">String </text:span><text:span text:style-name="T49">getDescription</text:span><text:span text:style-name="T44">() {</text:span><text:span text:style-name="T44"><text:line-break/></text:span><text:span text:style-name="T44"> <text:s text:c="7"/></text:span><text:span text:style-name="T43">return </text:span><text:span text:style-name="T48">description</text:span><text:span text:style-name="T43">;</text:span><text:span text:style-name="T43"><text:line-break/></text:span><text:span text:style-name="T43"> <text:s text:c="3"/></text:span><text:span text:style-name="T44">}</text:span><text:span text:style-name="T44"><text:line-break/></text:span><text:span text:style-name="T44"><text:line-break/></text:span><text:span text:style-name="T44"> <text:s text:c="3"/></text:span><text:span text:style-name="T43">public void </text:span><text:span text:style-name="T49">setDescription</text:span><text:span text:style-name="T44">(String description) {</text:span><text:span text:style-name="T44"><text:line-break/></text:span><text:span text:style-name="T44"> <text:s text:c="7"/></text:span><text:span text:style-name="T43">this</text:span><text:span text:style-name="T44">.</text:span><text:span text:style-name="T48">description </text:span><text:span text:style-name="T44">= description</text:span><text:span text:style-name="T43">;</text:span><text:span text:style-name="T43"><text:line-break/></text:span><text:span text:style-name="T43"> <text:s text:c="3"/></text:span><text:span text:style-name="T44">}</text:span><text:span text:style-name="T44"><text:line-break/></text:span><text:span text:style-name="T44"><text:line-break/></text:span><text:span text:style-name="T44"><text:line-break/></text:span><text:span text:style-name="T44">}</text:span><text:span text:style-name="T44"><text:line-break/></text:span><text:span text:style-name="T44"/></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59" text:outline-level="1">Lesson 136 JPA Enumerations</text:h>
      <text:p text:style-name="P49"/>
      <text:p text:style-name="P49"><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9" text:anchor-type="paragraph" svg:x="0.339cm" svg:y="0.697cm" svg:width="10.433cm" draw:z-index="29"><draw:text-box fo:min-height="4.046cm"><text:p text:style-name="Drawing"><draw:frame text:anchor-type="paragraph" draw:z-index="30" draw:name="Text Frame 7" draw:style-name="gr7" draw:text-style-name="P87"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10" text:anchor-type="paragraph" svg:x="0.284cm" svg:y="0.146cm" svg:width="10.31cm" draw:z-index="31"><draw:text-box fo:min-height="7.793cm"><text:p text:style-name="Drawing"><draw:frame text:anchor-type="paragraph" draw:z-index="32" draw:name="Text Frame 8" draw:style-name="gr6" draw:text-style-name="P87"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3"/>
      <text:p text:style-name="P50"><text:a xlink:type="simple" xlink:href="https://github.com/roloje777/spring5-recipe-app/commit/d26c6b1bd687f6bc9b45d9da0d1d4bc5f5a4401d" text:style-name="Internet_20_link" text:visited-style-name="Visited_20_Internet_20_Link"><text:span text:style-name="T21">see changes here</text:span></text:a></text:p>
      <text:p text:style-name="P52"/>
      <text:p text:style-name="P9"/>
      <text:p text:style-name="P40"/>
      <text:h text:style-name="P60" text:outline-level="1">Lesson 137 Many To Many RelationShip</text:h>
      <text:p text:style-name="P54"/>
      <text:p text:style-name="P54"><text:a xlink:type="simple" xlink:href="https://github.com/roloje777/spring5-recipe-app/tree/many-to-many-jpa-example" text:style-name="Internet_20_link" text:visited-style-name="Visited_20_Internet_20_Link"><text:span text:style-name="T38">many-to-many-jpa-example</text:span></text:a></text:p>
      <text:p text:style-name="P54"/>
      <text:p text:style-name="P54"><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4"/>
      <text:p text:style-name="P54"/>
      <text:p text:style-name="P54"/>
      <text:p text:style-name="P54"/>
      <text:p text:style-name="P54"/>
      <text:p text:style-name="P54"/>
      <text:p text:style-name="P54"/>
      <text:p text:style-name="P54"/>
      <text:p text:style-name="P54"/>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5" draw:text-style-name="P87"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4" draw:text-style-name="P87"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5"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5"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1"><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5"><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3" draw:text-style-name="P86" svg:width="12.299cm" svg:height="2.879cm" svg:x="0.145cm" svg:y="0cm"><draw:text-box><text:p text:style-name="P85"><text:span text:style-name="T46">..</text:span></text:p><text:p text:style-name="P85"><text:span text:style-name="T46">@OneToMany</text:span><text:span text:style-name="T44">(cascade = CascadeType.</text:span><text:span text:style-name="T47">ALL</text:span><text:span text:style-name="T43">, </text:span><text:span text:style-name="T44">mappedBy = </text:span><text:span text:style-name="T45">"recipe"</text:span><text:span text:style-name="T44">)</text:span><text:span text:style-name="T44"><text:line-break/></text:span><text:span text:style-name="T43">private </text:span><text:span text:style-name="T44">Set&lt;Ingredient&gt; </text:span><text:span text:style-name="T48">ingredients</text:span><text:span text:style-name="T43">;</text:span></text:p><text:p text:style-name="P85"><text:span text:style-name="T43"/></text:p><text:p text:style-name="P85"><text:span text:style-name="T43">..</text:span></text:p><text:p text:style-name="P85"><text:span text:style-name="T46">@OneToOne</text:span><text:span text:style-name="T44">(cascade = CascadeType.</text:span><text:span text:style-name="T47">ALL</text:span><text:span text:style-name="T44">)</text:span><text:span text:style-name="T44"><text:line-break/></text:span><text:span text:style-name="T43">private </text:span><text:span text:style-name="T44">Notes </text:span><text:span text:style-name="T48">notes</text:span><text:span text:style-name="T43">;</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2" draw:text-style-name="P86" svg:width="13.394cm" svg:height="5.481cm" svg:x="0cm" svg:y="0cm"><draw:text-box><text:p text:style-name="P85"><text:span text:style-name="T43">public interface </text:span><text:span text:style-name="T44">UnitOfMeasureRepository </text:span><text:span text:style-name="T43">extends </text:span><text:span text:style-name="T44">CrudRepository&lt;UnitOfMeasure</text:span><text:span text:style-name="T43">, </text:span><text:span text:style-name="T44">Long&gt; {</text:span><text:span text:style-name="T44"><text:line-break/></text:span><text:span text:style-name="T44">}</text:span></text:p><text:p text:style-name="P85"><text:span text:style-name="T44"/></text:p><text:p text:style-name="P85"><text:span text:style-name="T43">public interface </text:span><text:span text:style-name="T44">RecipeRepository </text:span><text:span text:style-name="T43">extends </text:span><text:span text:style-name="T44">CrudRepository&lt;Recipe</text:span><text:span text:style-name="T43">, </text:span><text:span text:style-name="T44">Long&gt; {</text:span><text:span text:style-name="T44"><text:line-break/></text:span><text:span text:style-name="T44">}</text:span></text:p><text:p text:style-name="P85"><text:span text:style-name="T44"/></text:p><text:p text:style-name="P85"><text:span text:style-name="T43">public interface </text:span><text:span text:style-name="T44">CategoryRepository </text:span><text:span text:style-name="T43">extends </text:span><text:span text:style-name="T44">CrudRepository&lt;Category</text:span><text:span text:style-name="T43">, </text:span><text:span text:style-name="T44">Long&gt; {</text:span><text:span text:style-name="T44"><text:line-break/></text:span><text:span text:style-name="T44">}</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5"><text:a xlink:type="simple" xlink:href="https://github.com/roloje777/spring5-recipe-app/commit/37be3670000e376d745205fde7a82e4ac1be1fe8" text:style-name="Internet_20_link" text:visited-style-name="Visited_20_Internet_20_Link"><text:span text:style-name="T30">see changes here</text:span></text:a></text:p>
      <text:p text:style-name="P55"/>
      <text:p text:style-name="P55"/>
      <text:h text:style-name="P61" text:outline-level="1">Lesson 139 Database initialization with Spring</text:h>
      <text:p text:style-name="P82"/>
      <text:p text:style-name="P82"><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82"><draw:frame draw:style-name="fr1" draw:name="Frame15" text:anchor-type="paragraph" svg:x="-0.15cm" svg:y="0.513cm" svg:width="11.599cm" draw:z-index="46"><draw:text-box fo:min-height="4.979cm"><text:p text:style-name="Drawing"><draw:frame text:anchor-type="paragraph" draw:z-index="47" draw:name="Text Frame 13" draw:style-name="gr1" draw:text-style-name="P84" svg:width="11.598cm" svg:height="4.978cm" svg:x="0cm" svg:y="0cm"><draw:text-box><text:p text:style-name="P83"><text:span text:style-name="T43">INSERT INTO </text:span><text:span text:style-name="T44">category (description) </text:span><text:span text:style-name="T43">VALUES </text:span><text:span text:style-name="T44">(</text:span><text:span text:style-name="T45">'American'</text:span><text:span text:style-name="T44">);</text:span><text:span text:style-name="T44"><text:line-break/></text:span><text:span text:style-name="T43">INSERT INTO </text:span><text:span text:style-name="T44">category (description) </text:span><text:span text:style-name="T43">VALUES </text:span><text:span text:style-name="T44">(</text:span><text:span text:style-name="T45">'Italian'</text:span><text:span text:style-name="T44">);</text:span><text:span text:style-name="T44"><text:line-break/></text:span><text:span text:style-name="T43">INSERT INTO </text:span><text:span text:style-name="T44">category (description) </text:span><text:span text:style-name="T43">VALUES </text:span><text:span text:style-name="T44">(</text:span><text:span text:style-name="T45">'Mexican'</text:span><text:span text:style-name="T44">);</text:span><text:span text:style-name="T44"><text:line-break/></text:span><text:span text:style-name="T43">INSERT INTO </text:span><text:span text:style-name="T44">category (description) </text:span><text:span text:style-name="T43">VALUES </text:span><text:span text:style-name="T44">(</text:span><text:span text:style-name="T45">'Fast Food'</text:span><text:span text:style-name="T44">);</text:span><text:span text:style-name="T44"><text:line-break/></text:span><text:span text:style-name="T43">INSERT INTO </text:span><text:span text:style-name="T44">unit_of_measure (description) </text:span><text:span text:style-name="T43">VALUES </text:span><text:span text:style-name="T44">(</text:span><text:span text:style-name="T45">'Teaspoon'</text:span><text:span text:style-name="T44">);</text:span><text:span text:style-name="T44"><text:line-break/></text:span><text:span text:style-name="T43">INSERT INTO </text:span><text:span text:style-name="T44">unit_of_measure (description) </text:span><text:span text:style-name="T43">VALUES </text:span><text:span text:style-name="T44">(</text:span><text:span text:style-name="T45">'Tablespoon'</text:span><text:span text:style-name="T44">);</text:span><text:span text:style-name="T44"><text:line-break/></text:span><text:span text:style-name="T43">INSERT INTO </text:span><text:span text:style-name="T44">unit_of_measure (description) </text:span><text:span text:style-name="T43">VALUES </text:span><text:span text:style-name="T44">(</text:span><text:span text:style-name="T45">'Cup'</text:span><text:span text:style-name="T44">);</text:span><text:span text:style-name="T44"><text:line-break/></text:span><text:span text:style-name="T43">INSERT INTO </text:span><text:span text:style-name="T44">unit_of_measure (description) </text:span><text:span text:style-name="T43">VALUES </text:span><text:span text:style-name="T44">(</text:span><text:span text:style-name="T45">'Pinch'</text:span><text:span text:style-name="T44">);</text:span><text:span text:style-name="T44"><text:line-break/></text:span><text:span text:style-name="T43">INSERT INTO </text:span><text:span text:style-name="T44">unit_of_measure (description) </text:span><text:span text:style-name="T43">VALUES </text:span><text:span text:style-name="T44">(</text:span><text:span text:style-name="T45">'Ounce'</text:span><text:span text:style-name="T44">);</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2"><text:span text:style-name="Strong_20_Emphasis"><text:span text:style-name="T33">Note, I also had to add the following to the application.properties file, as it through errors if not added.</text:span></text:span></text:p>
      <text:p text:style-name="P8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8"><text:span text:style-name="Strong_20_Emphasis"><text:span text:style-name="T35">spring.jpa.defer-datasource-initialization</text:span></text:span><text:span text:style-name="T41">=</text:span><text:span text:style-name="T40">true</text:span></text:p>
      <text:p text:style-name="P67"><text:span text:style-name="Strong_20_Emphasis"><text:span text:style-name="T33"/></text:span></text:p>
      <text:p text:style-name="P82"><text:span text:style-name="Strong_20_Emphasis"><text:span text:style-name="T33"/></text:span></text:p>
      <text:p text:style-name="P82"><text:span text:style-name="Strong_20_Emphasis"><text:span text:style-name="T33">Now when I run the application it populates the two tables with that data</text:span></text:span></text:p>
      <text:p text:style-name="P82"><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82"><text:span text:style-name="Strong_20_Emphasis"><text:span text:style-name="T33"/></text:span></text:p>
      <text:p text:style-name="P82"><text:span text:style-name="Strong_20_Emphasis"><text:span text:style-name="T33"/></text:span></text:p>
      <text:p text:style-name="P81"><text:s text:c="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0T11:24:06.685793947</dc:date>
    <meta:editing-duration>PT2H40M28S</meta:editing-duration>
    <meta:editing-cycles>33</meta:editing-cycles>
    <meta:generator>LibreOffice/7.3.7.2$Linux_X86_64 LibreOffice_project/30$Build-2</meta:generator>
    <meta:document-statistic meta:table-count="0" meta:image-count="14" meta:object-count="0" meta:page-count="23" meta:paragraph-count="207" meta:word-count="2798" meta:character-count="15684" meta:non-whitespace-character-count="12895"/>
  </office:meta>
</office:document-meta>
</file>